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5855"/>
    </style:style>
    <style:style style:name="P2" style:family="paragraph" style:parent-style-name="Text_20_body" style:list-style-name="L2">
      <style:text-properties officeooo:paragraph-rsid="001d5855"/>
    </style:style>
    <style:style style:name="P3" style:family="paragraph" style:parent-style-name="Text_20_body" style:list-style-name="L2">
      <style:text-properties officeooo:rsid="001d5855" officeooo:paragraph-rsid="001d5855"/>
    </style:style>
    <style:style style:name="T1" style:family="text">
      <style:text-properties officeooo:rsid="001d5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anyi:</text:h>
      <text:p text:style-name="P1"><text:span text:style-name="T1">Python script:</text:span></text:p>
      <text:list xml:id="list1400408773" text:style-name="L2">
        <text:list-item>
          <text:p text:style-name="P2"><text:span text:style-name="T1">Kell egy olyan script ami automatikusan feltöltö majd az adatbázisba az italokat consolból, a szerkezeti kép alapján( amit Adrián megcsinált). Nyilván még tesztelni nem tudjuk szóval csak vakon irod meg a scriptet.</text:span></text:p>
        </text:list-item>
        <text:list-item>
          <text:p text:style-name="P2"><text:span text:style-name="T1">Menjen egy loop amig azt mondja a felhasználó hogy vége, és kérje be a megfelelő inputokat (pianév, ár, cat_id, stb...) <text:s/>- <text:s/>(Ugye ami rajta van a képen az ital táblában)</text:span></text:p>
        </text:list-item>
        <text:list-item>
          <text:p text:style-name="P3">Ezeket a az inputokat tárold egy egy dictionaryba, és add hozzá egy list-hez.</text:p>
          <text:list>
            <text:list-header>
              <text:p text:style-name="P3">Pl:[{“nev”:”Tequila”,”ar”:4500,”cat_id”:2), ...]</text:p>
            </text:list-header>
          </text:list>
        </text:list-item>
        <text:list-item>
          <text:p text:style-name="P3">Ezeket után kell egy függvény ami feltölti az adott tömböl lévő elemeket az adatbázisba,<text:line-break/>(SQL code, (Insert INTO stb..)) ÉS AZ ÖSSZES elemet szeretnénk feltölteni.<text:line-break/>*Végig iterálsz a tömbön, kiszeded az adatokat, és ha van kedved meg is csinálhatod ezzel az SQL kódot.</text:p>
        </text:list-item>
        <text:list-item>
          <text:p text:style-name="P3">Lényegében ennyi!! Hajrááá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6:14:53.190955259</meta:creation-date>
    <dc:date>2021-09-23T16:24:39.746436667</dc:date>
    <meta:editing-duration>PT9M47S</meta:editing-duration>
    <meta:editing-cycles>1</meta:editing-cycles>
    <meta:generator>LibreOffice/7.1.6.2$Linux_X86_64 LibreOffice_project/10$Build-2</meta:generator>
    <meta:document-statistic meta:table-count="0" meta:image-count="0" meta:object-count="0" meta:page-count="1" meta:paragraph-count="8" meta:word-count="132" meta:character-count="827" meta:non-whitespace-character-count="707"/>
  </office:meta>
</office:document-meta>
</file>